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Element2.handleErrorOutput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knownElement2.handleChildren( Object parent , RuntimeConfigurable parentWrapp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UnknownElement2.addChild( UnknownElemen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2.maybeConfigu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nknownElement2.getWrapp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2.makeObject( UnknownElement ue , RuntimeConfigurable 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knownElement2.ge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2.get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knownElement2.getWr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2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knownElement2.getTas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Element2.handleOutput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knownElement2.UnknownElement2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knownElement2.makeTask( UnknownElement ue , RuntimeConfigurable w , boolean onTop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knownElement2.get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